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officeooo:rsid="00101294" officeooo:paragraph-rsid="00101294" style:font-size-asian="14pt" style:font-style-asian="normal" style:font-size-complex="14pt" style:font-style-complex="normal"/>
    </style:style>
    <style:style style:name="P2" style:family="paragraph" style:parent-style-name="Standard">
      <style:text-properties officeooo:rsid="00101294" officeooo:paragraph-rsid="00101294"/>
    </style:style>
    <style:style style:name="P3" style:family="paragraph" style:parent-style-name="Standard">
      <style:paragraph-properties fo:text-align="center" style:justify-single-word="false"/>
      <style:text-properties officeooo:rsid="00101294" officeooo:paragraph-rsid="00101294"/>
    </style:style>
    <style:style style:name="P4" style:family="paragraph" style:parent-style-name="Standard">
      <style:text-properties fo:font-weight="bold" officeooo:rsid="00101294" officeooo:paragraph-rsid="0010129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01294" officeooo:paragraph-rsid="00101294"/>
    </style:style>
    <style:style style:name="P6" style:family="paragraph" style:parent-style-name="Standard">
      <style:text-properties fo:font-weight="bold" officeooo:rsid="00102edf" officeooo:paragraph-rsid="00102edf" style:font-weight-asian="bold" style:font-weight-complex="bold"/>
    </style:style>
    <style:style style:name="P7" style:family="paragraph" style:parent-style-name="Standard">
      <style:text-properties officeooo:rsid="00102edf" officeooo:paragraph-rsid="00102edf"/>
    </style:style>
    <style:style style:name="P8" style:family="paragraph" style:parent-style-name="Standard">
      <style:text-properties fo:font-style="italic" officeooo:rsid="00112a79" officeooo:paragraph-rsid="00112a79" style:font-style-asian="italic" style:font-style-complex="italic"/>
    </style:style>
    <style:style style:name="P9" style:family="paragraph" style:parent-style-name="Standard">
      <style:text-properties officeooo:rsid="00112a79" officeooo:paragraph-rsid="00112a79"/>
    </style:style>
    <style:style style:name="P10" style:family="paragraph" style:parent-style-name="Standard" style:list-style-name="L1">
      <style:text-properties officeooo:rsid="00112a79" officeooo:paragraph-rsid="00112a79"/>
    </style:style>
    <style:style style:name="P11" style:family="paragraph" style:parent-style-name="Standard" style:list-style-name="L2">
      <style:text-properties officeooo:rsid="00112a79" officeooo:paragraph-rsid="00112a79"/>
    </style:style>
    <style:style style:name="P12" style:family="paragraph" style:parent-style-name="Standard">
      <style:text-properties officeooo:rsid="0011d6d2" officeooo:paragraph-rsid="0011d6d2"/>
    </style:style>
    <style:style style:name="P13" style:family="paragraph" style:parent-style-name="Standard" style:list-style-name="L3">
      <style:text-properties officeooo:rsid="0011d6d2" officeooo:paragraph-rsid="0011d6d2"/>
    </style:style>
    <style:style style:name="P14" style:family="paragraph" style:parent-style-name="Standard">
      <style:text-properties officeooo:rsid="00122ce9" officeooo:paragraph-rsid="00122ce9"/>
    </style:style>
    <style:style style:name="P15" style:family="paragraph" style:parent-style-name="Standard">
      <style:paragraph-properties fo:text-align="justify" style:justify-single-word="false"/>
      <style:text-properties officeooo:rsid="00122ce9" officeooo:paragraph-rsid="00122ce9"/>
    </style:style>
    <style:style style:name="T1" style:family="text">
      <style:text-properties officeooo:rsid="00102edf"/>
    </style:style>
    <style:style style:name="T2" style:family="text">
      <style:text-properties officeooo:rsid="00112a79"/>
    </style:style>
    <style:style style:name="T3" style:family="text">
      <style:text-properties officeooo:rsid="00122ce9"/>
    </style:style>
    <text:list-style style:name="L1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ío: Solución en Red</text:p>
      <text:p text:style-name="P2"/>
      <text:p text:style-name="P2">Nombre: José Miguel Rivera</text:p>
      <text:p text:style-name="P2">G2 Seguridad en Redes de Datos</text:p>
      <text:p text:style-name="P2"/>
      <text:p text:style-name="P3">Transformación digital empresa automotriz AutoTech</text:p>
      <text:p text:style-name="P2"/>
      <text:p text:style-name="P4">1.- Análisis de impacto</text:p>
      <text:p text:style-name="P2"/>
      <text:p text:style-name="P2">Beneficios de la implementación de tecnologías de red:</text:p>
      <text:p text:style-name="P2"/>
      <text:p text:style-name="P2"><text:tab/>a) Automátización de procesos internos</text:p>
      <text:p text:style-name="P2"><text:tab/>b) Aumento de la producción incluso proyectar nuevos modelos</text:p>
      <text:p text:style-name="P2"><text:tab/>c) Reducción de errores humanos, ofreciendo mayor seguridad a sus clientes</text:p>
      <text:p text:style-name="P2"/>
      <text:p text:style-name="P5"><text:tab/>Con el avance diario de las tecnologías, para las empresas es imprescindible contar con <text:tab/>herramientas tecnologicas y así poder competir en el mercado ofreciendo una gama de <text:tab/>productos, en este caso vehículos, con diferentes funciones, variados modelos, <text:span text:style-name="T1">ganando tiempo <text:tab/>que favorece una mayor producción, eficaz </text:span>y a precios que permitan tener un lugar en el <text:tab/>mercado, en favor de sus clientes.</text:p>
      <text:p text:style-name="P5"/>
      <text:p text:style-name="P5"><text:tab/><text:span text:style-name="T1">La automatización además de representar un crecimiento global, permitirá ofrecer un estándar <text:tab/>de calidad, su personal se verá favorecido en capacitaciones y en formación, las oficinas <text:tab/>crecerán en cantidad de ejecutivos y los datos deberán ser digitalizados y montados en un nuevo <text:tab/>sistema que intercomunique las sucursales y estén al acceso de sus operarios.</text:span></text:p>
      <text:p text:style-name="P2"/>
      <text:p text:style-name="P6">2.- Diseño de red</text:p>
      <text:p text:style-name="P7"/>
      <text:p text:style-name="P7"><text:tab/><text:span text:style-name="T2">Para esta empresa se sugiere realizar una topología estrella, dado que se quieren conectar las 5 áreas pertenecientes, las que se pueden gestionar a través de un switch core, teniendo en cada aŕea respectiva un switch y un router principal desde el origen. Es decir, varias redes LAN que conecten a una WAN.</text:span></text:p>
      <text:p text:style-name="P7"><text:tab/></text:p>
      <text:p text:style-name="P7"><text:tab/><text:span text:style-name="T2">Se debe contemplar la adquisición de servidores para el centro de datos.</text:span></text:p>
      <text:p text:style-name="P7"/>
      <text:p text:style-name="P7"><text:tab/><text:span text:style-name="T2">Se debe contemplar la adquisición de herramientas tecnológicas para la automatización de tareas, tales como brazos mecánicos, ensambladores de piezas, máquinas de testeo, entre otras maquinarias de la especialidad.</text:span></text:p>
      <text:p text:style-name="P7"/>
      <text:p text:style-name="P7"><text:tab/><text:span text:style-name="T2">Se adjunta “diagrama de red AutoTech.png”.</text:span></text:p>
      <text:p text:style-name="P7"/>
      <text:p text:style-name="P8">Medios de transmisión:</text:p>
      <text:p text:style-name="P9"><text:tab/></text:p>
      <text:list text:style-name="L1">
        <text:list-item>
          <text:p text:style-name="P10">Cable de red Ethernet</text:p>
        </text:list-item>
        <text:list-item>
          <text:p text:style-name="P10">Conectores RJ 45</text:p>
        </text:list-item>
        <text:list-item>
          <text:p text:style-name="P10">Fibra Optica</text:p>
        </text:list-item>
        <text:list-item>
          <text:p text:style-name="P10">Cables especiales de cada maquinaria indicados por el fabricante y sus respectivos terminales</text:p>
        </text:list-item>
      </text:list>
      <text:p text:style-name="P9"/>
      <text:p text:style-name="P9"/>
      <text:p text:style-name="P8"><text:soft-page-break/>Sugerencias:</text:p>
      <text:p text:style-name="P8"/>
      <text:list text:style-name="L2">
        <text:list-item>
          <text:p text:style-name="P11">Aplicar un firewall: <text:span text:style-name="T3">Cisco, </text:span>Mikrotik, Fortinet</text:p>
        </text:list-item>
        <text:list-item>
          <text:p text:style-name="P11">Aplicar VLAN para segmentar áreas</text:p>
        </text:list-item>
      </text:list>
      <text:p text:style-name="P9"/>
      <text:p text:style-name="P12">3.- Aplicación del Modelo TCP / IP</text:p>
      <text:p text:style-name="P12"/>
      <text:list text:style-name="L3">
        <text:list-item>
          <text:p text:style-name="P13">Capa física : Cableado</text:p>
        </text:list-item>
        <text:list-item>
          <text:p text:style-name="P13">Capa Enlace de Datos: Aplicación de protocolos, MAC de maquinas y pcs de la red, switches</text:p>
        </text:list-item>
        <text:list-item>
          <text:p text:style-name="P13">Capa de Red: Direccionamiento de Ips – posible firewall</text:p>
        </text:list-item>
        <text:list-item>
          <text:p text:style-name="P13">Capa de Aplicación: Interactuación con maquinas del área de ensamblaje, servidores, autenticaciones</text:p>
        </text:list-item>
      </text:list>
      <text:p text:style-name="P12"><text:tab/></text:p>
      <text:p text:style-name="P12"><text:tab/>La comunicación de las máquinas de ensamblaje se realizará mediante el modelo OSI, de la siguiente forma:</text:p>
      <text:p text:style-name="P12"><text:tab/></text:p>
      <text:list text:continue-numbering="true" text:style-name="L3">
        <text:list-item>
          <text:p text:style-name="P13">Capa 1 (Física): Se utilizan medios de transmisión como cables Ethernet.</text:p>
        </text:list-item>
        <text:list-item>
          <text:p text:style-name="P13">Capa 2 (Enlace): Se aplican protocolos como Ethernet y Wi‑Fi.</text:p>
        </text:list-item>
        <text:list-item>
          <text:p text:style-name="P13">Capa 3 (Red): Se produce el direccionamiento y enrutamiento mediante IP.</text:p>
        </text:list-item>
        <text:list-item>
          <text:p text:style-name="P13">Capa 4 (Transporte): Se aplica el uso de TCP/UDP según necesidad de fiabilidad.</text:p>
        </text:list-item>
        <text:list-item>
          <text:p text:style-name="P13">Capa 5 (Sesión): Se aplica la gestión de conexiones entre dispositivos.</text:p>
        </text:list-item>
        <text:list-item>
          <text:p text:style-name="P13">Capa 6 (Presentación): Se produce cifrado de la información, formateo y compresión.</text:p>
        </text:list-item>
        <text:list-item>
          <text:p text:style-name="P13">Capa 7 (Aplicación): Se generan los protocolos de los sistemas del hardware. </text:p>
        </text:list-item>
      </text:list>
      <text:p text:style-name="P12"/>
      <text:p text:style-name="P14">4.- Análisis de problemas</text:p>
      <text:p text:style-name="P14"/>
      <text:p text:style-name="P14"><text:tab/>Se deben tener en cuenta las siguientes indicaciones:</text:p>
      <text:p text:style-name="P14"/>
      <text:p text:style-name="P15"><text:tab/>Como se trata de una empresa de manufactura automotriz, el equipamiento de red debe tener resistencia al contacto con materiales, deben haber protecciones y los equipos principales resguardados, con un fácil y rápido acceso para personal de informática cuando se requiera.</text:p>
      <text:p text:style-name="P14"/>
      <text:p text:style-name="P14"><text:tab/>El centro de datos va a requerir de un equipo potente que sea capaz de procesar gran cantidad de información.</text:p>
      <text:p text:style-name="P14"/>
      <text:p text:style-name="P14"><text:tab/>Se sugiere un servidor de respaldo o que funcione como espejo para preservar los datos.</text:p>
      <text:p text:style-name="P14"/>
      <text:p text:style-name="P14"><text:tab/>El cableado se debe revisar con el fabricante de maquinarias a fin de evitar problemas de enlace entre las máquinas y los terminales.</text:p>
      <text:p text:style-name="P14"/>
      <text:p text:style-name="P14">Referencias</text:p>
      <text:p text:style-name="P14"/>
      <text:p text:style-name="P14"><text:a xlink:type="simple" xlink:href="https://www.hms-networks.com/tech-blog/blogpost/hms-blog/2023/11/13/understanding-the-industrial-communications-osi-model" text:style-name="Internet_20_link" text:visited-style-name="Visited_20_Internet_20_Link">https://www.hms-networks.com/tech-blog/blogpost/hms-blog/2023/11/13/understanding-the-industrial-communications-osi-model</text:a> </text:p>
      <text:p text:style-name="P14"/>
      <text:p text:style-name="P14">IA de google.</text:p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6T22:30:00.943586006</meta:creation-date>
    <dc:date>2025-06-26T23:47:25.999262032</dc:date>
    <meta:editing-duration>PT33S</meta:editing-duration>
    <meta:editing-cycles>1</meta:editing-cycles>
    <meta:document-statistic meta:table-count="0" meta:image-count="0" meta:object-count="0" meta:page-count="2" meta:paragraph-count="50" meta:word-count="589" meta:character-count="3817" meta:non-whitespace-character-count="3262"/>
    <meta:generator>LibreOffice/25.2.4.3$Linux_X86_64 LibreOffice_project/520$Build-3</meta:generator>
  </office:meta>
</office:document-meta>
</file>